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2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4747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979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ec2b8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#ff474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Percent" style:data-style-name="N11">
      <style:table-cell-properties fo:border-bottom="0.74pt solid #000000" fo:background-color="#ff474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Percent" style:data-style-name="N11">
      <style:table-cell-properties fo:border-bottom="0.74pt solid #000000" fo:background-color="#ff97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Percent" style:data-style-name="N11">
      <style:table-cell-properties fo:border-bottom="0.74pt solid #000000" fo:background-color="#fec2b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5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istribución por edad y sexo: en 12 casos confirmados no ha sido posible identificar la edad o el sex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B3]+[.C3]" office:value-type="float" office:value="5" calcext:value-type="float">
            <text:p>5</text:p>
          </table:table-cell>
          <table:table-cell table:style-name="ce46" table:formula="of:=[.D3]/[.$D$12]" office:value-type="percentage" office:value="0.0131233595800525" calcext:value-type="percentage">
            <text:p>1,3%</text:p>
          </table:table-cell>
          <table:table-cell table:style-name="ce52" table:formula="of:=[.E3]" office:value-type="percentage" office:value="0.0131233595800525" calcext:value-type="percentage">
            <text:p>1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9" table:formula="of:=[.B4]+[.C4]" office:value-type="float" office:value="36" calcext:value-type="float">
            <text:p>36</text:p>
          </table:table-cell>
          <table:table-cell table:style-name="ce46" table:formula="of:=[.D4]/[.$D$12]" office:value-type="percentage" office:value="0.0944881889763779" calcext:value-type="percentage">
            <text:p>9,4%</text:p>
          </table:table-cell>
          <table:table-cell table:style-name="ce53" table:formula="of:=[.F3]+[.E4]" office:value-type="percentage" office:value="0.10761154855643" calcext:value-type="percentage">
            <text:p>11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9" table:formula="of:=[.B5]+[.C5]" office:value-type="float" office:value="35" calcext:value-type="float">
            <text:p>35</text:p>
          </table:table-cell>
          <table:table-cell table:style-name="ce46" table:formula="of:=[.D5]/[.$D$12]" office:value-type="percentage" office:value="0.0918635170603675" calcext:value-type="percentage">
            <text:p>9,2%</text:p>
          </table:table-cell>
          <table:table-cell table:style-name="ce52" table:formula="of:=[.F4]+[.E5]" office:value-type="percentage" office:value="0.199475065616798" calcext:value-type="percentage">
            <text:p>20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9" table:formula="of:=[.B6]+[.C6]" office:value-type="float" office:value="50" calcext:value-type="float">
            <text:p>50</text:p>
          </table:table-cell>
          <table:table-cell table:style-name="ce46" table:formula="of:=[.D6]/[.$D$12]" office:value-type="percentage" office:value="0.131233595800525" calcext:value-type="percentage">
            <text:p>13,1%</text:p>
          </table:table-cell>
          <table:table-cell table:style-name="ce54" table:formula="of:=[.F5]+[.E6]" office:value-type="percentage" office:value="0.330708661417323" calcext:value-type="percentage">
            <text:p>33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9" table:formula="of:=[.B7]+[.C7]" office:value-type="float" office:value="53" calcext:value-type="float">
            <text:p>53</text:p>
          </table:table-cell>
          <table:table-cell table:style-name="ce46" table:formula="of:=[.D7]/[.$D$12]" office:value-type="percentage" office:value="0.139107611548556" calcext:value-type="percentage">
            <text:p>13,9%</text:p>
          </table:table-cell>
          <table:table-cell table:style-name="ce54" table:formula="of:=[.F6]+[.E7]" office:value-type="percentage" office:value="0.469816272965879" calcext:value-type="percentage">
            <text:p>47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style-name="ce39" table:formula="of:=[.B8]+[.C8]" office:value-type="float" office:value="61" calcext:value-type="float">
            <text:p>61</text:p>
          </table:table-cell>
          <table:table-cell table:style-name="ce46" table:formula="of:=[.D8]/[.$D$12]" office:value-type="percentage" office:value="0.16010498687664" calcext:value-type="percentage">
            <text:p>16,0%</text:p>
          </table:table-cell>
          <table:table-cell table:style-name="ce52" table:formula="of:=[.F7]+[.E8]" office:value-type="percentage" office:value="0.62992125984252" calcext:value-type="percentage">
            <text:p>63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34" calcext:value-type="float">
            <text:p>34</text:p>
          </table:table-cell>
          <table:table-cell table:style-name="ce34" office:value-type="float" office:value="21" calcext:value-type="float">
            <text:p>21</text:p>
          </table:table-cell>
          <table:table-cell table:style-name="ce39" table:formula="of:=[.B9]+[.C9]" office:value-type="float" office:value="55" calcext:value-type="float">
            <text:p>55</text:p>
          </table:table-cell>
          <table:table-cell table:style-name="ce46" table:formula="of:=[.D9]/[.$D$12]" office:value-type="percentage" office:value="0.144356955380577" calcext:value-type="percentage">
            <text:p>14,4%</text:p>
          </table:table-cell>
          <table:table-cell table:style-name="ce52" table:formula="of:=[.F8]+[.E9]" office:value-type="percentage" office:value="0.774278215223097" calcext:value-type="percentage">
            <text:p>77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9" table:formula="of:=[.B10]+[.C10]" office:value-type="float" office:value="38" calcext:value-type="float">
            <text:p>38</text:p>
          </table:table-cell>
          <table:table-cell table:style-name="ce46" table:formula="of:=[.D10]/[.$D$12]" office:value-type="percentage" office:value="0.0997375328083989" calcext:value-type="percentage">
            <text:p>10,0%</text:p>
          </table:table-cell>
          <table:table-cell table:style-name="ce52" table:formula="of:=[.F9]+[.E10]" office:value-type="percentage" office:value="0.874015748031496" calcext:value-type="percentage">
            <text:p>87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9" table:formula="of:=[.B11]+[.C11]" office:value-type="float" office:value="48" calcext:value-type="float">
            <text:p>48</text:p>
          </table:table-cell>
          <table:table-cell table:style-name="ce47" table:formula="of:=[.D11]/[.$D$12]" office:value-type="percentage" office:value="0.125984251968504" calcext:value-type="percentage">
            <text:p>12,6%</text:p>
          </table:table-cell>
          <table:table-cell table:style-name="ce5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185" calcext:value-type="float">
            <text:p>185</text:p>
          </table:table-cell>
          <table:table-cell table:style-name="ce23" table:formula="of:=SUM([.C3:.C11])" office:value-type="float" office:value="196" calcext:value-type="float">
            <text:p>196</text:p>
          </table:table-cell>
          <table:table-cell table:style-name="ce40" table:formula="of:=SUM([.D3:.D11])"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4" table:formula="of:=[.B12]/[.D12]" office:value-type="percentage" office:value="0.485564304461942" calcext:value-type="percentage">
            <text:p>49 %</text:p>
          </table:table-cell>
          <table:table-cell table:style-name="ce24" table:formula="of:=[.C12]/[.D12]" office:value-type="percentage" office:value="0.514435695538058" calcext:value-type="percentage">
            <text:p>51 %</text:p>
          </table:table-cell>
          <table:table-cell table:style-name="ce41"/>
          <table:table-cell table:number-columns-repeated="7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6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9 casos confirmads no ha sido posible identificar la provincia de procedencia</text:p>
          </table:table-cell>
          <table:table-cell table:number-columns-repeated="3"/>
          <table:table-cell table:style-name="ce48"/>
          <table:table-cell table:number-columns-repeated="6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78" office:value-type="string" calcext:value-type="string" table:number-columns-spanned="3" table:number-rows-spanned="1">
            <text:p>LETALIDAD</text:p>
          </table:table-cell>
          <table:covered-table-cell table:style-name="ce101"/>
          <table:covered-table-cell table:style-name="ce125"/>
          <table:table-cell table:number-columns-repeated="2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69" calcext:value-type="float">
            <text:p>269</text:p>
          </table:table-cell>
          <table:table-cell table:style-name="ce42" office:value-type="float" office:value="6" calcext:value-type="float">
            <text:p>6</text:p>
          </table:table-cell>
          <table:table-cell table:style-name="ce49" table:formula="of:=SUM([.A18:.D18])" office:value-type="float" office:value="393" calcext:value-type="float">
            <text:p>393</text:p>
          </table:table-cell>
          <table:table-cell/>
          <table:table-cell table:style-name="ce79" office:value-type="percentage" office:value="0.029" calcext:value-type="percentage" table:number-columns-spanned="3" table:number-rows-spanned="1">
            <text:p>2,90 %</text:p>
          </table:table-cell>
          <table:covered-table-cell table:style-name="ce102"/>
          <table:covered-table-cell table:style-name="ce126"/>
          <table:table-cell table:number-columns-repeated="2"/>
        </table:table-row>
        <table:table-row table:style-name="ro2">
          <table:table-cell table:style-name="ce9" table:formula="of:=[.A18]/[.$E$18]" office:value-type="percentage" office:value="0.208651399491094" calcext:value-type="percentage">
            <text:p>20,9%</text:p>
          </table:table-cell>
          <table:table-cell table:style-name="ce9" table:formula="of:=[.B18]/[.$E$18]" office:value-type="percentage" office:value="0.0916030534351145" calcext:value-type="percentage">
            <text:p>9,2%</text:p>
          </table:table-cell>
          <table:table-cell table:style-name="ce9" table:formula="of:=[.C18]/[.$E$18]" office:value-type="percentage" office:value="0.684478371501272" calcext:value-type="percentage">
            <text:p>68,4%</text:p>
          </table:table-cell>
          <table:table-cell table:style-name="ce9" table:formula="of:=[.D18]/[.$E$18]" office:value-type="percentage" office:value="0.0152671755725191" calcext:value-type="percentage">
            <text:p>1,5%</text:p>
          </table:table-cell>
          <table:table-cell table:style-name="ce26"/>
          <table:table-cell table:number-columns-repeated="6"/>
        </table:table-row>
        <table:table-row table:style-name="ro2">
          <table:table-cell table:number-columns-repeated="6"/>
          <table:table-cell table:style-name="ce78" office:value-type="string" calcext:value-type="string" table:number-columns-spanned="3" table:number-rows-spanned="1">
            <text:p>MORTALIDAD/10.000</text:p>
          </table:table-cell>
          <table:covered-table-cell table:style-name="ce101"/>
          <table:covered-table-cell table:style-name="ce125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en 2 casos confirmados no ha sido posible identificar la existencia o no de sintomatología</text:p>
          </table:table-cell>
          <table:table-cell table:number-columns-repeated="5"/>
          <table:table-cell table:style-name="ce80" office:value-type="float" office:value="14.1" calcext:value-type="float" table:number-columns-spanned="3" table:number-rows-spanned="1">
            <text:p>14,10</text:p>
          </table:table-cell>
          <table:covered-table-cell table:style-name="ce103"/>
          <table:covered-table-cell table:style-name="ce127"/>
          <table:table-cell table:number-columns-repeated="2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215" calcext:value-type="float">
            <text:p>215</text:p>
          </table:table-cell>
          <table:table-cell table:style-name="ce35" table:formula="of:=[.B22]/([.B22]+[.B23])" office:value-type="percentage" office:value="0.549872122762148" calcext:value-type="percentage">
            <text:p>55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176" calcext:value-type="float">
            <text:p>176</text:p>
          </table:table-cell>
          <table:table-cell table:style-name="ce36" table:formula="of:=[.B23]/([.B22]+[.B23])" office:value-type="percentage" office:value="0.450127877237852" calcext:value-type="percentage">
            <text:p>45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en 1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8 casos confirmado no ha sido posible identificar el sector sanitario.</text:p>
          </table:table-cell>
          <table:table-cell table:number-columns-repeated="5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7" office:value-type="float" office:value="30" calcext:value-type="float">
            <text:p>30</text:p>
          </table:table-cell>
          <table:table-cell table:style-name="ce37" table:formula="of:=[.B28]/[.$B$108]" office:value-type="percentage" office:value="0.0763358778625954" calcext:value-type="percentage">
            <text:p>7,63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ZARAGOZA II</text:p>
          </table:table-cell>
          <table:table-cell table:style-name="ce81" office:value-type="float" office:value="122" calcext:value-type="float">
            <text:p>122</text:p>
          </table:table-cell>
          <table:table-cell table:style-name="ce104" table:formula="of:=[.G28]/[.$E$18]" office:value-type="percentage" office:value="0.310432569974555" calcext:value-type="percentage">
            <text:p>31,04 %</text:p>
          </table:table-cell>
          <table:table-cell table:style-name="ce128"/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29]/[.$B$108]" office:value-type="percentage" office:value="0.0712468193384224" calcext:value-type="percentage">
            <text:p>7,12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ZARAGOZA I</text:p>
          </table:table-cell>
          <table:table-cell table:style-name="ce82" office:value-type="float" office:value="78" calcext:value-type="float">
            <text:p>78</text:p>
          </table:table-cell>
          <table:table-cell table:style-name="ce105" table:formula="of:=[.G29]/[.$E$18]" office:value-type="percentage" office:value="0.198473282442748" calcext:value-type="percentage">
            <text:p>19,85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7" office:value-type="float" office:value="18" calcext:value-type="float">
            <text:p>18</text:p>
          </table:table-cell>
          <table:table-cell table:style-name="ce37" table:formula="of:=[.B30]/[.$B$108]" office:value-type="percentage" office:value="0.0458015267175573" calcext:value-type="percentage">
            <text:p>4,58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BARBASTRO</text:p>
          </table:table-cell>
          <table:table-cell table:style-name="ce83" office:value-type="float" office:value="64" calcext:value-type="float">
            <text:p>64</text:p>
          </table:table-cell>
          <table:table-cell table:style-name="ce106" table:formula="of:=[.G30]/[.$E$18]" office:value-type="percentage" office:value="0.162849872773537" calcext:value-type="percentage">
            <text:p>16,28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31]/[.$B$108]" office:value-type="percentage" office:value="0.0356234096692112" calcext:value-type="percentage">
            <text:p>3,56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ZARAGOZA III</text:p>
          </table:table-cell>
          <table:table-cell table:style-name="ce84" office:value-type="float" office:value="44" calcext:value-type="float">
            <text:p>44</text:p>
          </table:table-cell>
          <table:table-cell table:style-name="ce107" table:formula="of:=[.G31]/[.$E$18]" office:value-type="percentage" office:value="0.111959287531807" calcext:value-type="percentage">
            <text:p>11,20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32]/[.$B$108]" office:value-type="percentage" office:value="0.0356234096692112" calcext:value-type="percentage">
            <text:p>3,56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TERUEL</text:p>
          </table:table-cell>
          <table:table-cell table:style-name="ce85" office:value-type="float" office:value="29" calcext:value-type="float">
            <text:p>29</text:p>
          </table:table-cell>
          <table:table-cell table:style-name="ce108" table:formula="of:=[.G32]/[.$E$18]" office:value-type="percentage" office:value="0.0737913486005089" calcext:value-type="percentage">
            <text:p>7,38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8" office:value-type="float" office:value="14" calcext:value-type="float">
            <text:p>14</text:p>
          </table:table-cell>
          <table:table-cell table:style-name="ce37" table:formula="of:=[.B33]/[.$B$108]" office:value-type="percentage" office:value="0.0356234096692112" calcext:value-type="percentage">
            <text:p>3,56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HUESCA</text:p>
          </table:table-cell>
          <table:table-cell table:style-name="ce86" office:value-type="float" office:value="16" calcext:value-type="float">
            <text:p>16</text:p>
          </table:table-cell>
          <table:table-cell table:style-name="ce109" table:formula="of:=[.G33]/[.$E$18]" office:value-type="percentage" office:value="0.0407124681933842" calcext:value-type="percentage">
            <text:p>4,07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34]/[.$B$108]" office:value-type="percentage" office:value="0.0356234096692112" calcext:value-type="percentage">
            <text:p>3,56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1" office:value-type="string" calcext:value-type="string">
            <text:p>ALCAÑIZ</text:p>
          </table:table-cell>
          <table:table-cell table:style-name="ce87" office:value-type="float" office:value="14" calcext:value-type="float">
            <text:p>14</text:p>
          </table:table-cell>
          <table:table-cell table:style-name="ce110" table:formula="of:=[.G34]/[.$E$18]" office:value-type="percentage" office:value="0.0356234096692112" calcext:value-type="percentage">
            <text:p>3,56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35]/[.$B$108]" office:value-type="percentage" office:value="0.0279898218829517" calcext:value-type="percentage">
            <text:p>2,80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88" office:value-type="float" office:value="8" calcext:value-type="float">
            <text:p>8</text:p>
          </table:table-cell>
          <table:table-cell table:style-name="ce111" table:formula="of:=[.G35]/[.$E$18]" office:value-type="percentage" office:value="0.0203562340966921" calcext:value-type="percentage">
            <text:p>2,04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36]/[.$B$108]" office:value-type="percentage" office:value="0.0254452926208651" calcext:value-type="percentage">
            <text:p>2,54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No identificado</text:p>
          </table:table-cell>
          <table:table-cell table:style-name="ce89" office:value-type="float" office:value="18" calcext:value-type="float">
            <text:p>18</text:p>
          </table:table-cell>
          <table:table-cell table:style-name="ce112" table:formula="of:=[.G36]/[.$E$18]" office:value-type="percentage" office:value="0.0458015267175573" calcext:value-type="percentage">
            <text:p>4,58 %</text:p>
          </table:table-cell>
          <table:table-cell table:style-name="ce129"/>
          <table:table-cell table:style-name="ce6"/>
          <table:table-cell/>
        </table:table-row>
        <table:table-row table:style-name="ro2">
          <table:table-cell table:style-name="ce16" office:value-type="string" calcext:value-type="string">
            <text:p>Actur Sur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37]/[.$B$108]" office:value-type="percentage" office:value="0.0229007633587786" calcext:value-type="percentage">
            <text:p>2,29 %</text:p>
          </table:table-cell>
          <table:table-cell table:style-name="ce44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90" table:formula="of:=SUM([.G28:.G36])" office:value-type="float" office:value="393" calcext:value-type="float">
            <text:p>393</text:p>
          </table:table-cell>
          <table:table-cell table:style-name="ce113"/>
          <table:table-cell table:style-name="ce129"/>
          <table:table-cell table:style-name="ce6"/>
          <table:table-cell/>
        </table:table-row>
        <table:table-row table:style-name="ro2">
          <table:table-cell table:style-name="ce16" office:value-type="string" calcext:value-type="string">
            <text:p>Santa Isabel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38]/[.$B$108]" office:value-type="percentage" office:value="0.0203562340966921" calcext:value-type="percentage">
            <text:p>2,04 %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16" office:value-type="string" calcext:value-type="string">
            <text:p>Teruel Centr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39]/[.$B$108]" office:value-type="percentage" office:value="0.0203562340966921" calcext:value-type="percentage">
            <text:p>2,04 %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4"/>
          <table:table-cell table:style-name="ce65" table:number-columns-repeated="2"/>
          <table:table-cell/>
        </table:table-row>
        <table:table-row table:style-name="ro2">
          <table:table-cell table:style-name="ce16" office:value-type="string" calcext:value-type="string">
            <text:p>Actur Norte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40]/[.$B$108]" office:value-type="percentage" office:value="0.0178117048346056" calcext:value-type="percentage">
            <text:p>1,78 %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4"/>
          <table:table-cell table:style-name="ce130" table:number-columns-repeated="2"/>
          <table:table-cell/>
        </table:table-row>
        <table:table-row table:style-name="ro2">
          <table:table-cell table:style-name="ce17" office:value-type="string" calcext:value-type="string">
            <text:p>Albalate de Cinca</text:p>
          </table:table-cell>
          <table:table-cell table:style-name="ce30" office:value-type="float" office:value="7" calcext:value-type="float">
            <text:p>7</text:p>
          </table:table-cell>
          <table:table-cell table:style-name="ce38" table:formula="of:=[.B41]/[.$B$108]" office:value-type="percentage" office:value="0.0178117048346056" calcext:value-type="percentage">
            <text:p>1,78 %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4"/>
          <table:table-cell table:style-name="ce71" table:number-columns-repeated="2"/>
          <table:table-cell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42]/[.$B$108]" office:value-type="percentage" office:value="0.0178117048346056" calcext:value-type="percentage">
            <text:p>1,78 %</text:p>
          </table:table-cell>
          <table:table-cell table:style-name="ce44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Casos en municipios con más de 10.000 habitantes</text:p>
          </table:table-cell>
          <table:table-cell table:style-name="ce65" table:number-columns-repeated="2"/>
          <table:table-cell table:style-name="ce71" table:number-columns-repeated="2"/>
          <table:table-cell/>
        </table:table-row>
        <table:table-row table:style-name="ro2">
          <table:table-cell table:style-name="ce16" office:value-type="string" calcext:value-type="string">
            <text:p>Hernán Cortés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43]/[.$B$108]" office:value-type="percentage" office:value="0.0178117048346056" calcext:value-type="percentage">
            <text:p>1,78 %</text:p>
          </table:table-cell>
          <table:table-cell table:style-name="ce44" office:value-type="float" office:value="16" calcext:value-type="float">
            <text:p>16</text:p>
          </table:table-cell>
          <table:table-cell/>
          <table:table-cell table:style-name="ce66" office:value-type="string" calcext:value-type="string">
            <text:p>MUNICIPIO</text:p>
          </table:table-cell>
          <table:table-cell table:style-name="ce66" office:value-type="string" calcext:value-type="string">
            <text:p>nº casos</text:p>
          </table:table-cell>
          <table:table-cell table:style-name="ce66" office:value-type="string" calcext:value-type="string">
            <text:p>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San José Centro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44]/[.$B$108]" office:value-type="percentage" office:value="0.0178117048346056" calcext:value-type="percentage">
            <text:p>1,78 %</text:p>
          </table:table-cell>
          <table:table-cell table:style-name="ce44" office:value-type="float" office:value="17" calcext:value-type="float">
            <text:p>17</text:p>
          </table:table-cell>
          <table:table-cell/>
          <table:table-cell table:style-name="ce67" office:value-type="string" calcext:value-type="string">
            <text:p>Zaragoza</text:p>
          </table:table-cell>
          <table:table-cell table:style-name="ce91" office:value-type="float" office:value="198" calcext:value-type="float">
            <text:p>198</text:p>
          </table:table-cell>
          <table:table-cell table:style-name="ce114" table:formula="of:=[.G44]/[.$B$108]" office:value-type="percentage" office:value="0.50381679389313" calcext:value-type="percentage">
            <text:p>50,38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Venecia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45]/[.$B$108]" office:value-type="percentage" office:value="0.0178117048346056" calcext:value-type="percentage">
            <text:p>1,78 %</text:p>
          </table:table-cell>
          <table:table-cell table:style-name="ce44" office:value-type="float" office:value="18" calcext:value-type="float">
            <text:p>18</text:p>
          </table:table-cell>
          <table:table-cell table:style-name="ce51"/>
          <table:table-cell table:style-name="ce68" office:value-type="string" calcext:value-type="string">
            <text:p>Barbastro</text:p>
          </table:table-cell>
          <table:table-cell table:style-name="ce92" office:value-type="float" office:value="26" calcext:value-type="float">
            <text:p>26</text:p>
          </table:table-cell>
          <table:table-cell table:style-name="ce115" table:formula="of:=[.G45]/[.$B$108]" office:value-type="percentage" office:value="0.0661577608142494" calcext:value-type="percentage">
            <text:p>6,62 %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Binéfar</text:p>
          </table:table-cell>
          <table:table-cell table:style-name="ce30" office:value-type="float" office:value="6" calcext:value-type="float">
            <text:p>6</text:p>
          </table:table-cell>
          <table:table-cell table:style-name="ce38" table:formula="of:=[.B46]/[.$B$108]" office:value-type="percentage" office:value="0.0152671755725191" calcext:value-type="percentage">
            <text:p>1,53 %</text:p>
          </table:table-cell>
          <table:table-cell table:style-name="ce44" office:value-type="float" office:value="19" calcext:value-type="float">
            <text:p>19</text:p>
          </table:table-cell>
          <table:table-cell/>
          <table:table-cell table:style-name="ce69" office:value-type="string" calcext:value-type="string">
            <text:p>Monzón</text:p>
          </table:table-cell>
          <table:table-cell table:style-name="ce93" office:value-type="float" office:value="14" calcext:value-type="float">
            <text:p>14</text:p>
          </table:table-cell>
          <table:table-cell table:style-name="ce116" table:formula="of:=[.G46]/[.$B$108]" office:value-type="percentage" office:value="0.0356234096692112" calcext:value-type="percentage">
            <text:p>3,56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47]/[.$B$108]" office:value-type="percentage" office:value="0.0152671755725191" calcext:value-type="percentage">
            <text:p>1,53 %</text:p>
          </table:table-cell>
          <table:table-cell table:style-name="ce44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Teruel</text:p>
          </table:table-cell>
          <table:table-cell table:style-name="ce92" office:value-type="float" office:value="11" calcext:value-type="float">
            <text:p>11</text:p>
          </table:table-cell>
          <table:table-cell table:style-name="ce115" table:formula="of:=[.G47]/[.$B$108]" office:value-type="percentage" office:value="0.0279898218829517" calcext:value-type="percentage">
            <text:p>2,80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Delicias Sur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48]/[.$B$108]" office:value-type="percentage" office:value="0.0152671755725191" calcext:value-type="percentage">
            <text:p>1,53 %</text:p>
          </table:table-cell>
          <table:table-cell table:style-name="ce44" office:value-type="float" office:value="21" calcext:value-type="float">
            <text:p>21</text:p>
          </table:table-cell>
          <table:table-cell/>
          <table:table-cell table:style-name="ce69" office:value-type="string" calcext:value-type="string">
            <text:p>Huesca</text:p>
          </table:table-cell>
          <table:table-cell table:style-name="ce93" office:value-type="float" office:value="5" calcext:value-type="float">
            <text:p>5</text:p>
          </table:table-cell>
          <table:table-cell table:style-name="ce116" table:formula="of:=[.G48]/[.$B$108]" office:value-type="percentage" office:value="0.0127226463104326" calcext:value-type="percentage">
            <text:p>1,27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Fernando El Católico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49]/[.$B$108]" office:value-type="percentage" office:value="0.0152671755725191" calcext:value-type="percentage">
            <text:p>1,53 %</text:p>
          </table:table-cell>
          <table:table-cell table:style-name="ce44" office:value-type="float" office:value="22" calcext:value-type="float">
            <text:p>22</text:p>
          </table:table-cell>
          <table:table-cell/>
          <table:table-cell table:style-name="ce68" office:value-type="string" calcext:value-type="string">
            <text:p>Calatayud</text:p>
          </table:table-cell>
          <table:table-cell table:style-name="ce92" office:value-type="float" office:value="5" calcext:value-type="float">
            <text:p>5</text:p>
          </table:table-cell>
          <table:table-cell table:style-name="ce115" table:formula="of:=[.G49]/[.$B$108]" office:value-type="percentage" office:value="0.0127226463104326" calcext:value-type="percentage">
            <text:p>1,27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Torre Ramon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50]/[.$B$108]" office:value-type="percentage" office:value="0.0152671755725191" calcext:value-type="percentage">
            <text:p>1,53 %</text:p>
          </table:table-cell>
          <table:table-cell table:style-name="ce44" office:value-type="float" office:value="23" calcext:value-type="float">
            <text:p>23</text:p>
          </table:table-cell>
          <table:table-cell/>
          <table:table-cell table:style-name="ce69" office:value-type="string" calcext:value-type="string">
            <text:p>Jaca</text:p>
          </table:table-cell>
          <table:table-cell table:style-name="ce93" office:value-type="float" office:value="3" calcext:value-type="float">
            <text:p>3</text:p>
          </table:table-cell>
          <table:table-cell table:style-name="ce116" table:formula="of:=[.G50]/[.$B$108]" office:value-type="percentage" office:value="0.00763358778625954" calcext:value-type="percentage">
            <text:p>0,76 %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Valdespartera-Montecanal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51]/[.$B$108]" office:value-type="percentage" office:value="0.0152671755725191" calcext:value-type="percentage">
            <text:p>1,53 %</text:p>
          </table:table-cell>
          <table:table-cell table:style-name="ce44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Fraga</text:p>
          </table:table-cell>
          <table:table-cell table:style-name="ce92" office:value-type="float" office:value="3" calcext:value-type="float">
            <text:p>3</text:p>
          </table:table-cell>
          <table:table-cell table:style-name="ce115" table:formula="of:=[.G51]/[.$B$108]" office:value-type="percentage" office:value="0.00763358778625954" calcext:value-type="percentage">
            <text:p>0,76 %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52]/[.$B$108]" office:value-type="percentage" office:value="0.0127226463104326" calcext:value-type="percentage">
            <text:p>1,27 %</text:p>
          </table:table-cell>
          <table:table-cell table:style-name="ce44" office:value-type="float" office:value="25" calcext:value-type="float">
            <text:p>25</text:p>
          </table:table-cell>
          <table:table-cell/>
          <table:table-cell table:style-name="ce69" office:value-type="string" calcext:value-type="string">
            <text:p>Utebo</text:p>
          </table:table-cell>
          <table:table-cell table:style-name="ce93" office:value-type="float" office:value="3" calcext:value-type="float">
            <text:p>3</text:p>
          </table:table-cell>
          <table:table-cell table:style-name="ce116" table:formula="of:=[.G52]/[.$B$108]" office:value-type="percentage" office:value="0.00763358778625954" calcext:value-type="percentage">
            <text:p>0,76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latayud Urbana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53]/[.$B$108]" office:value-type="percentage" office:value="0.0127226463104326" calcext:value-type="percentage">
            <text:p>1,27 %</text:p>
          </table:table-cell>
          <table:table-cell table:style-name="ce44"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Tarazona</text:p>
          </table:table-cell>
          <table:table-cell table:style-name="ce92" office:value-type="float" office:value="2" calcext:value-type="float">
            <text:p>2</text:p>
          </table:table-cell>
          <table:table-cell table:style-name="ce115" table:formula="of:=[.G53]/[.$B$108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as Fuentes Norte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54]/[.$B$108]" office:value-type="percentage" office:value="0.0127226463104326" calcext:value-type="percentage">
            <text:p>1,27 %</text:p>
          </table:table-cell>
          <table:table-cell table:style-name="ce44" office:value-type="float" office:value="27" calcext:value-type="float">
            <text:p>27</text:p>
          </table:table-cell>
          <table:table-cell/>
          <table:table-cell table:style-name="ce69" office:value-type="string" calcext:value-type="string">
            <text:p>Alcañiz</text:p>
          </table:table-cell>
          <table:table-cell table:style-name="ce93" office:value-type="float" office:value="2" calcext:value-type="float">
            <text:p>2</text:p>
          </table:table-cell>
          <table:table-cell table:style-name="ce116" table:formula="of:=[.G54]/[.$B$108]" office:value-type="percentage" office:value="0.00508905852417303" calcext:value-type="percentage">
            <text:p>0,51 %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8" office:value-type="string" calcext:value-type="string">
            <text:p>Romareda - Seminario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55]/[.$B$108]" office:value-type="percentage" office:value="0.0127226463104326" calcext:value-type="percentage">
            <text:p>1,27 %</text:p>
          </table:table-cell>
          <table:table-cell table:style-name="ce44" office:value-type="float" office:value="28" calcext:value-type="float">
            <text:p>28</text:p>
          </table:table-cell>
          <table:table-cell/>
          <table:table-cell table:style-name="ce68" office:value-type="string" calcext:value-type="string">
            <text:p>Cuarte de Huerva</text:p>
          </table:table-cell>
          <table:table-cell table:style-name="ce92" office:value-type="float" office:value="1" calcext:value-type="float">
            <text:p>1</text:p>
          </table:table-cell>
          <table:table-cell table:style-name="ce115" table:formula="of:=[.G55]/[.$B$108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Andorra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56]/[.$B$108]" office:value-type="percentage" office:value="0.0101781170483461" calcext:value-type="percentage">
            <text:p>1,02 %</text:p>
          </table:table-cell>
          <table:table-cell table:style-name="ce44" office:value-type="float" office:value="29" calcext:value-type="float">
            <text:p>29</text:p>
          </table:table-cell>
          <table:table-cell/>
          <table:table-cell table:style-name="ce69" office:value-type="string" calcext:value-type="string">
            <text:p>Ejea de los Caballeros</text:p>
          </table:table-cell>
          <table:table-cell table:style-name="ce93" office:value-type="float" office:value="1" calcext:value-type="float">
            <text:p>1</text:p>
          </table:table-cell>
          <table:table-cell table:style-name="ce116" table:formula="of:=[.G56]/[.$B$108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sablanca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57]/[.$B$108]" office:value-type="percentage" office:value="0.0101781170483461" calcext:value-type="percentage">
            <text:p>1,02 %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table:style-name="ce70" office:value-type="string" calcext:value-type="string">
            <text:p>TOTAL</text:p>
          </table:table-cell>
          <table:table-cell table:style-name="ce94" table:formula="of:=SUM([.G44:.G56])" office:value-type="float" office:value="274" calcext:value-type="float">
            <text:p>274</text:p>
          </table:table-cell>
          <table:table-cell table:style-name="ce117" table:formula="of:=[.G57]/[.B108]" office:value-type="percentage" office:value="0.697201017811705" calcext:value-type="percentage">
            <text:p>69,72 %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Fraga</text:p>
          </table:table-cell>
          <table:table-cell table:style-name="ce28" office:value-type="float" office:value="4" calcext:value-type="float">
            <text:p>4</text:p>
          </table:table-cell>
          <table:table-cell table:style-name="ce38" table:formula="of:=[.B58]/[.$B$108]" office:value-type="percentage" office:value="0.0101781170483461" calcext:value-type="percentage">
            <text:p>1,02 %</text:p>
          </table:table-cell>
          <table:table-cell table:style-name="ce44" office:value-type="float" office:value="31" calcext:value-type="float">
            <text:p>31</text:p>
          </table:table-cell>
          <table:table-cell/>
          <table:table-cell table:style-name="ce71" table:number-columns-repeated="3"/>
          <table:table-cell table:number-columns-repeated="3"/>
        </table:table-row>
        <table:table-row table:style-name="ro2">
          <table:table-cell table:style-name="ce18" office:value-type="string" calcext:value-type="string">
            <text:p>Grañén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59]/[.$B$108]" office:value-type="percentage" office:value="0.0101781170483461" calcext:value-type="percentage">
            <text:p>1,02 %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71" table:number-columns-repeated="3"/>
          <table:table-cell table:number-columns-repeated="3"/>
        </table:table-row>
        <table:table-row table:style-name="ro2">
          <table:table-cell table:style-name="ce18" office:value-type="string" calcext:value-type="string">
            <text:p>Tauste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60]/[.$B$108]" office:value-type="percentage" office:value="0.0101781170483461" calcext:value-type="percentage">
            <text:p>1,02 %</text:p>
          </table:table-cell>
          <table:table-cell table:style-name="ce44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14 casos confirmado no ha sido posible identificar el sector sanitario.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lfajarín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1]/[.$B$108]" office:value-type="percentage" office:value="0.00763358778625954" calcext:value-type="percentage">
            <text:p>0,76 %</text:p>
          </table:table-cell>
          <table:table-cell table:style-name="ce44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131"/>
          <table:table-cell table:style-name="ce132" office:value-type="string" calcext:value-type="string">
            <text:p>&gt;20</text:p>
          </table:table-cell>
        </table:table-row>
        <table:table-row table:style-name="ro2">
          <table:table-cell table:style-name="ce18" office:value-type="string" calcext:value-type="string">
            <text:p>Borja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2]/[.$B$108]" office:value-type="percentage" office:value="0.00763358778625954" calcext:value-type="percentage">
            <text:p>0,76 %</text:p>
          </table:table-cell>
          <table:table-cell table:style-name="ce44" office:value-type="float" office:value="35" calcext:value-type="float">
            <text:p>35</text:p>
          </table:table-cell>
          <table:table-cell/>
          <table:table-cell table:style-name="ce72" office:value-type="string" calcext:value-type="string">
            <text:p>Mancomunidad Central de Zaragoza</text:p>
          </table:table-cell>
          <table:table-cell table:style-name="ce95" office:value-type="float" office:value="221" calcext:value-type="float">
            <text:p>221</text:p>
          </table:table-cell>
          <table:table-cell table:style-name="ce118" table:formula="of:=[.G62]/[.$G$93]" office:value-type="percentage" office:value="0.56234096692112" calcext:value-type="percentage">
            <text:p>56,23 %</text:p>
          </table:table-cell>
          <table:table-cell/>
          <table:table-cell table:style-name="ce131"/>
          <table:table-cell table:style-name="ce133" office:value-type="string" calcext:value-type="string">
            <text:p>15-20</text:p>
          </table:table-cell>
        </table:table-row>
        <table:table-row table:style-name="ro2">
          <table:table-cell table:style-name="ce18" office:value-type="string" calcext:value-type="string">
            <text:p>Gallur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3]/[.$B$108]" office:value-type="percentage" office:value="0.00763358778625954" calcext:value-type="percentage">
            <text:p>0,76 %</text:p>
          </table:table-cell>
          <table:table-cell table:style-name="ce44" office:value-type="float" office:value="36" calcext:value-type="float">
            <text:p>36</text:p>
          </table:table-cell>
          <table:table-cell/>
          <table:table-cell table:style-name="ce72" office:value-type="string" calcext:value-type="string">
            <text:p>Somontano de Barbastro</text:p>
          </table:table-cell>
          <table:table-cell table:style-name="ce95" office:value-type="float" office:value="28" calcext:value-type="float">
            <text:p>28</text:p>
          </table:table-cell>
          <table:table-cell table:style-name="ce118" table:formula="of:=[.G63]/[.$G$93]" office:value-type="percentage" office:value="0.0712468193384224" calcext:value-type="percentage">
            <text:p>7,12 %</text:p>
          </table:table-cell>
          <table:table-cell/>
          <table:table-cell table:style-name="ce131"/>
          <table:table-cell table:style-name="ce133" office:value-type="string" calcext:value-type="string">
            <text:p>10-14</text:p>
          </table:table-cell>
        </table:table-row>
        <table:table-row table:style-name="ro2">
          <table:table-cell table:style-name="ce18" office:value-type="string" calcext:value-type="string">
            <text:p>Huesca Capital Nº 2 (Santo Grial)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4]/[.$B$108]" office:value-type="percentage" office:value="0.00763358778625954" calcext:value-type="percentage">
            <text:p>0,76 %</text:p>
          </table:table-cell>
          <table:table-cell table:style-name="ce44" office:value-type="float" office:value="37" calcext:value-type="float">
            <text:p>37</text:p>
          </table:table-cell>
          <table:table-cell/>
          <table:table-cell table:style-name="ce73" office:value-type="string" calcext:value-type="string">
            <text:p>Cinca Medio</text:p>
          </table:table-cell>
          <table:table-cell table:style-name="ce96" office:value-type="float" office:value="20" calcext:value-type="float">
            <text:p>20</text:p>
          </table:table-cell>
          <table:table-cell table:style-name="ce119" table:formula="of:=[.G64]/[.$G$93]" office:value-type="percentage" office:value="0.0508905852417303" calcext:value-type="percentage">
            <text:p>5,09 %</text:p>
          </table:table-cell>
          <table:table-cell/>
          <table:table-cell table:style-name="ce131"/>
          <table:table-cell table:style-name="ce133" office:value-type="string" calcext:value-type="string">
            <text:p>5-9</text:p>
          </table:table-cell>
        </table:table-row>
        <table:table-row table:style-name="ro2">
          <table:table-cell table:style-name="ce18" office:value-type="string" calcext:value-type="string">
            <text:p>Jaca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5]/[.$B$108]" office:value-type="percentage" office:value="0.00763358778625954" calcext:value-type="percentage">
            <text:p>0,76 %</text:p>
          </table:table-cell>
          <table:table-cell table:style-name="ce44" office:value-type="float" office:value="38" calcext:value-type="float">
            <text:p>38</text:p>
          </table:table-cell>
          <table:table-cell/>
          <table:table-cell table:style-name="ce74" office:value-type="string" calcext:value-type="string">
            <text:p>Cuencas Mineras</text:p>
          </table:table-cell>
          <table:table-cell table:style-name="ce97" office:value-type="float" office:value="14" calcext:value-type="float">
            <text:p>14</text:p>
          </table:table-cell>
          <table:table-cell table:style-name="ce120" table:formula="of:=[.G65]/[.$G$93]" office:value-type="percentage" office:value="0.0356234096692112" calcext:value-type="percentage">
            <text:p>3,56 %</text:p>
          </table:table-cell>
          <table:table-cell/>
          <table:table-cell table:style-name="ce131"/>
          <table:table-cell table:style-name="ce133" office:value-type="string" calcext:value-type="string">
            <text:p>0-4</text:p>
          </table:table-cell>
        </table:table-row>
        <table:table-row table:style-name="ro2">
          <table:table-cell table:style-name="ce18" office:value-type="string" calcext:value-type="string">
            <text:p>Rebolería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6]/[.$B$108]" office:value-type="percentage" office:value="0.00763358778625954" calcext:value-type="percentage">
            <text:p>0,76 %</text:p>
          </table:table-cell>
          <table:table-cell table:style-name="ce44" office:value-type="float" office:value="39" calcext:value-type="float">
            <text:p>39</text:p>
          </table:table-cell>
          <table:table-cell/>
          <table:table-cell table:style-name="ce74" office:value-type="string" calcext:value-type="string">
            <text:p>Comunidad De Teruel</text:p>
          </table:table-cell>
          <table:table-cell table:style-name="ce97" office:value-type="float" office:value="12" calcext:value-type="float">
            <text:p>12</text:p>
          </table:table-cell>
          <table:table-cell table:style-name="ce120" table:formula="of:=[.G66]/[.$G$93]" office:value-type="percentage" office:value="0.0305343511450382" calcext:value-type="percentage">
            <text:p>3,05 %</text:p>
          </table:table-cell>
          <table:table-cell/>
          <table:table-cell table:style-name="ce131" table:number-columns-repeated="2"/>
        </table:table-row>
        <table:table-row table:style-name="ro2">
          <table:table-cell table:style-name="ce18" office:value-type="string" calcext:value-type="string">
            <text:p>Sabiñánigo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7]/[.$B$108]" office:value-type="percentage" office:value="0.00763358778625954" calcext:value-type="percentage">
            <text:p>0,76 %</text:p>
          </table:table-cell>
          <table:table-cell table:style-name="ce44" office:value-type="float" office:value="40" calcext:value-type="float">
            <text:p>40</text:p>
          </table:table-cell>
          <table:table-cell/>
          <table:table-cell table:style-name="ce75" office:value-type="string" calcext:value-type="string">
            <text:p>Bajo Cinca / Baix Cinca</text:p>
          </table:table-cell>
          <table:table-cell table:style-name="ce98" office:value-type="float" office:value="7" calcext:value-type="float">
            <text:p>7</text:p>
          </table:table-cell>
          <table:table-cell table:style-name="ce121" table:formula="of:=[.G67]/[.$G$93]" office:value-type="percentage" office:value="0.0178117048346056" calcext:value-type="percentage">
            <text:p>1,78 %</text:p>
          </table:table-cell>
          <table:table-cell/>
          <table:table-cell table:style-name="ce131" table:number-columns-repeated="2"/>
        </table:table-row>
        <table:table-row table:style-name="ro2">
          <table:table-cell table:style-name="ce18" office:value-type="string" calcext:value-type="string">
            <text:p>San Pablo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8]/[.$B$108]" office:value-type="percentage" office:value="0.00763358778625954" calcext:value-type="percentage">
            <text:p>0,76 %</text:p>
          </table:table-cell>
          <table:table-cell table:style-name="ce44" office:value-type="float" office:value="41" calcext:value-type="float">
            <text:p>41</text:p>
          </table:table-cell>
          <table:table-cell/>
          <table:table-cell table:style-name="ce75" office:value-type="string" calcext:value-type="string">
            <text:p>Hoya De Huesca / Plana De Uesca</text:p>
          </table:table-cell>
          <table:table-cell table:style-name="ce98" office:value-type="float" office:value="7" calcext:value-type="float">
            <text:p>7</text:p>
          </table:table-cell>
          <table:table-cell table:style-name="ce121" table:formula="of:=[.G68]/[.$G$93]" office:value-type="percentage" office:value="0.0178117048346056" calcext:value-type="percentage">
            <text:p>1,78 %</text:p>
          </table:table-cell>
          <table:table-cell/>
          <table:table-cell table:style-name="ce131" table:number-columns-repeated="2"/>
        </table:table-row>
        <table:table-row table:style-name="ro2">
          <table:table-cell table:style-name="ce18" office:value-type="string" calcext:value-type="string">
            <text:p>Teruel Ensanche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69]/[.$B$108]" office:value-type="percentage" office:value="0.00763358778625954" calcext:value-type="percentage">
            <text:p>0,76 %</text:p>
          </table:table-cell>
          <table:table-cell table:style-name="ce44" office:value-type="float" office:value="42" calcext:value-type="float">
            <text:p>42</text:p>
          </table:table-cell>
          <table:table-cell/>
          <table:table-cell table:style-name="ce75" office:value-type="string" calcext:value-type="string">
            <text:p>Bajo Aragón-Caspe / Baix Aragó-Casp</text:p>
          </table:table-cell>
          <table:table-cell table:style-name="ce98" office:value-type="float" office:value="6" calcext:value-type="float">
            <text:p>6</text:p>
          </table:table-cell>
          <table:table-cell table:style-name="ce121" table:formula="of:=[.G69]/[.$G$93]" office:value-type="percentage" office:value="0.0152671755725191" calcext:value-type="percentage">
            <text:p>1,53 %</text:p>
          </table:table-cell>
          <table:table-cell/>
          <table:table-cell table:style-name="ce131" table:number-columns-repeated="2"/>
        </table:table-row>
        <table:table-row table:style-name="ro2">
          <table:table-cell table:style-name="ce18" office:value-type="string" calcext:value-type="string">
            <text:p>Alagón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0]/[.$B$108]" office:value-type="percentage" office:value="0.00508905852417303" calcext:value-type="percentage">
            <text:p>0,51 %</text:p>
          </table:table-cell>
          <table:table-cell table:style-name="ce44" office:value-type="float" office:value="43" calcext:value-type="float">
            <text:p>43</text:p>
          </table:table-cell>
          <table:table-cell/>
          <table:table-cell table:style-name="ce75" office:value-type="string" calcext:value-type="string">
            <text:p>La Litera / La Llitera</text:p>
          </table:table-cell>
          <table:table-cell table:style-name="ce98" office:value-type="float" office:value="6" calcext:value-type="float">
            <text:p>6</text:p>
          </table:table-cell>
          <table:table-cell table:style-name="ce121" table:formula="of:=[.G70]/[.$G$93]" office:value-type="percentage" office:value="0.0152671755725191" calcext:value-type="percentage">
            <text:p>1,53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Alcañiz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1]/[.$B$108]" office:value-type="percentage" office:value="0.00508905852417303" calcext:value-type="percentage">
            <text:p>0,51 %</text:p>
          </table:table-cell>
          <table:table-cell table:style-name="ce44" office:value-type="float" office:value="44" calcext:value-type="float">
            <text:p>44</text:p>
          </table:table-cell>
          <table:table-cell/>
          <table:table-cell table:style-name="ce75" office:value-type="string" calcext:value-type="string">
            <text:p>Los Monegros</text:p>
          </table:table-cell>
          <table:table-cell table:style-name="ce98" office:value-type="float" office:value="6" calcext:value-type="float">
            <text:p>6</text:p>
          </table:table-cell>
          <table:table-cell table:style-name="ce121" table:formula="of:=[.G71]/[.$G$93]" office:value-type="percentage" office:value="0.0152671755725191" calcext:value-type="percentage">
            <text:p>1,53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Almozar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2]/[.$B$108]" office:value-type="percentage" office:value="0.00508905852417303" calcext:value-type="percentage">
            <text:p>0,51 %</text:p>
          </table:table-cell>
          <table:table-cell table:style-name="ce44" office:value-type="float" office:value="45" calcext:value-type="float">
            <text:p>45</text:p>
          </table:table-cell>
          <table:table-cell/>
          <table:table-cell table:style-name="ce75" office:value-type="string" calcext:value-type="string">
            <text:p>Ribera Alta Del Ebro</text:p>
          </table:table-cell>
          <table:table-cell table:style-name="ce98" office:value-type="float" office:value="6" calcext:value-type="float">
            <text:p>6</text:p>
          </table:table-cell>
          <table:table-cell table:style-name="ce121" table:formula="of:=[.G72]/[.$G$93]" office:value-type="percentage" office:value="0.0152671755725191" calcext:value-type="percentage">
            <text:p>1,53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lamoch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3]/[.$B$108]" office:value-type="percentage" office:value="0.00508905852417303" calcext:value-type="percentage">
            <text:p>0,51 %</text:p>
          </table:table-cell>
          <table:table-cell table:style-name="ce44" office:value-type="float" office:value="46" calcext:value-type="float">
            <text:p>46</text:p>
          </table:table-cell>
          <table:table-cell/>
          <table:table-cell table:style-name="ce75" office:value-type="string" calcext:value-type="string">
            <text:p>Cinco Villas</text:p>
          </table:table-cell>
          <table:table-cell table:style-name="ce98" office:value-type="float" office:value="5" calcext:value-type="float">
            <text:p>5</text:p>
          </table:table-cell>
          <table:table-cell table:style-name="ce121" table:formula="of:=[.G73]/[.$G$93]" office:value-type="percentage" office:value="0.0127226463104326" calcext:value-type="percentage">
            <text:p>1,27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riñe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4]/[.$B$108]" office:value-type="percentage" office:value="0.00508905852417303" calcext:value-type="percentage">
            <text:p>0,51 %</text:p>
          </table:table-cell>
          <table:table-cell table:style-name="ce44" office:value-type="float" office:value="47" calcext:value-type="float">
            <text:p>47</text:p>
          </table:table-cell>
          <table:table-cell/>
          <table:table-cell table:style-name="ce75" office:value-type="string" calcext:value-type="string">
            <text:p>Comunidad de Calatayud</text:p>
          </table:table-cell>
          <table:table-cell table:style-name="ce98" office:value-type="float" office:value="5" calcext:value-type="float">
            <text:p>5</text:p>
          </table:table-cell>
          <table:table-cell table:style-name="ce121" table:formula="of:=[.G74]/[.$G$93]" office:value-type="percentage" office:value="0.0127226463104326" calcext:value-type="percentage">
            <text:p>1,27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Delicias Norte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5]/[.$B$108]" office:value-type="percentage" office:value="0.00508905852417303" calcext:value-type="percentage">
            <text:p>0,51 %</text:p>
          </table:table-cell>
          <table:table-cell table:style-name="ce44" office:value-type="float" office:value="48" calcext:value-type="float">
            <text:p>48</text:p>
          </table:table-cell>
          <table:table-cell/>
          <table:table-cell table:style-name="ce76" office:value-type="string" calcext:value-type="string">
            <text:p>Andorra-Sierra De Arcos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75]/[.$G$93]" office:value-type="percentage" office:value="0.0101781170483461" calcext:value-type="percentage">
            <text:p>1,02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Independenci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6]/[.$B$108]" office:value-type="percentage" office:value="0.00508905852417303" calcext:value-type="percentage">
            <text:p>0,51 %</text:p>
          </table:table-cell>
          <table:table-cell table:style-name="ce44" office:value-type="float" office:value="49" calcext:value-type="float">
            <text:p>49</text:p>
          </table:table-cell>
          <table:table-cell/>
          <table:table-cell table:style-name="ce76" office:value-type="string" calcext:value-type="string">
            <text:p>Campo de Borja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76]/[.$G$93]" office:value-type="percentage" office:value="0.0101781170483461" calcext:value-type="percentage">
            <text:p>1,02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a Almunia de Doña Godi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7]/[.$B$108]" office:value-type="percentage" office:value="0.00508905852417303" calcext:value-type="percentage">
            <text:p>0,51 %</text:p>
          </table:table-cell>
          <table:table-cell table:style-name="ce44" office:value-type="float" office:value="50" calcext:value-type="float">
            <text:p>50</text:p>
          </table:table-cell>
          <table:table-cell/>
          <table:table-cell table:style-name="ce76" office:value-type="string" calcext:value-type="string">
            <text:p>Valdejalón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77]/[.$G$93]" office:value-type="percentage" office:value="0.0101781170483461" calcext:value-type="percentage">
            <text:p>1,02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María de Huerv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78]/[.$B$108]" office:value-type="percentage" office:value="0.00508905852417303" calcext:value-type="percentage">
            <text:p>0,51 %</text:p>
          </table:table-cell>
          <table:table-cell table:style-name="ce44" office:value-type="float" office:value="51" calcext:value-type="float">
            <text:p>51</text:p>
          </table:table-cell>
          <table:table-cell/>
          <table:table-cell table:style-name="ce76" office:value-type="string" calcext:value-type="string">
            <text:p>Alto Gállego</text:p>
          </table:table-cell>
          <table:table-cell table:style-name="ce99" office:value-type="float" office:value="3" calcext:value-type="float">
            <text:p>3</text:p>
          </table:table-cell>
          <table:table-cell table:style-name="ce122" table:formula="of:=[.G78]/[.$G$93]" office:value-type="percentage" office:value="0.00763358778625954" calcext:value-type="percentage">
            <text:p>0,76 %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8" office:value-type="float" office:value="2" calcext:value-type="float">
            <text:p>2</text:p>
          </table:table-cell>
          <table:table-cell table:style-name="ce38" table:formula="of:=[.B79]/[.$B$108]" office:value-type="percentage" office:value="0.00508905852417303" calcext:value-type="percentage">
            <text:p>0,51 %</text:p>
          </table:table-cell>
          <table:table-cell table:style-name="ce44" office:value-type="float" office:value="52" calcext:value-type="float">
            <text:p>52</text:p>
          </table:table-cell>
          <table:table-cell/>
          <table:table-cell table:style-name="ce76" office:value-type="string" calcext:value-type="string">
            <text:p>La Jacetania</text:p>
          </table:table-cell>
          <table:table-cell table:style-name="ce99" office:value-type="float" office:value="3" calcext:value-type="float">
            <text:p>3</text:p>
          </table:table-cell>
          <table:table-cell table:style-name="ce122" table:formula="of:=[.G79]/[.$G$93]" office:value-type="percentage" office:value="0.00763358778625954" calcext:value-type="percentage">
            <text:p>0,76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San José Norte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80]/[.$B$108]" office:value-type="percentage" office:value="0.00508905852417303" calcext:value-type="percentage">
            <text:p>0,51 %</text:p>
          </table:table-cell>
          <table:table-cell table:style-name="ce44" office:value-type="float" office:value="53" calcext:value-type="float">
            <text:p>53</text:p>
          </table:table-cell>
          <table:table-cell/>
          <table:table-cell table:style-name="ce76" office:value-type="string" calcext:value-type="string">
            <text:p>Aranda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0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Tarazo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81]/[.$B$108]" office:value-type="percentage" office:value="0.00508905852417303" calcext:value-type="percentage">
            <text:p>0,51 %</text:p>
          </table:table-cell>
          <table:table-cell table:style-name="ce44" office:value-type="float" office:value="54" calcext:value-type="float">
            <text:p>54</text:p>
          </table:table-cell>
          <table:table-cell/>
          <table:table-cell table:style-name="ce76" office:value-type="string" calcext:value-type="string">
            <text:p>Bajo Aragón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1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Univérsitas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82]/[.$B$108]" office:value-type="percentage" office:value="0.00508905852417303" calcext:value-type="percentage">
            <text:p>0,51 %</text:p>
          </table:table-cell>
          <table:table-cell table:style-name="ce44" office:value-type="float" office:value="55" calcext:value-type="float">
            <text:p>55</text:p>
          </table:table-cell>
          <table:table-cell/>
          <table:table-cell table:style-name="ce76" office:value-type="string" calcext:value-type="string">
            <text:p>Campo de Cariñena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2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Utebo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83]/[.$B$108]" office:value-type="percentage" office:value="0.00508905852417303" calcext:value-type="percentage">
            <text:p>0,51 %</text:p>
          </table:table-cell>
          <table:table-cell table:style-name="ce44" office:value-type="float" office:value="56" calcext:value-type="float">
            <text:p>56</text:p>
          </table:table-cell>
          <table:table-cell/>
          <table:table-cell table:style-name="ce76" office:value-type="string" calcext:value-type="string">
            <text:p>Jiloca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3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Villamayor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84]/[.$B$108]" office:value-type="percentage" office:value="0.00508905852417303" calcext:value-type="percentage">
            <text:p>0,51 %</text:p>
          </table:table-cell>
          <table:table-cell table:style-name="ce44" office:value-type="float" office:value="57" calcext:value-type="float">
            <text:p>57</text:p>
          </table:table-cell>
          <table:table-cell/>
          <table:table-cell table:style-name="ce76" office:value-type="string" calcext:value-type="string">
            <text:p>La Ribagorza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4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Actur Oest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85]/[.$B$108]" office:value-type="percentage" office:value="0.00254452926208651" calcext:value-type="percentage">
            <text:p>0,25 %</text:p>
          </table:table-cell>
          <table:table-cell table:style-name="ce44" office:value-type="float" office:value="58" calcext:value-type="float">
            <text:p>58</text:p>
          </table:table-cell>
          <table:table-cell/>
          <table:table-cell table:style-name="ce76" office:value-type="string" calcext:value-type="string">
            <text:p>Tarazona y El Moncayo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5]/[.$G$93]" office:value-type="percentage" office:value="0.00508905852417303" calcext:value-type="percentage">
            <text:p>0,51 %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8" office:value-type="float" office:value="1" calcext:value-type="float">
            <text:p>1</text:p>
          </table:table-cell>
          <table:table-cell table:style-name="ce38" table:formula="of:=[.B86]/[.$B$108]" office:value-type="percentage" office:value="0.00254452926208651" calcext:value-type="percentage">
            <text:p>0,25 %</text:p>
          </table:table-cell>
          <table:table-cell table:style-name="ce44" office:value-type="float" office:value="59" calcext:value-type="float">
            <text:p>59</text:p>
          </table:table-cell>
          <table:table-cell/>
          <table:table-cell table:style-name="ce76" office:value-type="string" calcext:value-type="string">
            <text:p>Bajo Martín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86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Albarracín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87]/[.$B$108]" office:value-type="percentage" office:value="0.00254452926208651" calcext:value-type="percentage">
            <text:p>0,25 %</text:p>
          </table:table-cell>
          <table:table-cell table:style-name="ce44" office:value-type="float" office:value="60" calcext:value-type="float">
            <text:p>60</text:p>
          </table:table-cell>
          <table:table-cell/>
          <table:table-cell table:style-name="ce76" office:value-type="string" calcext:value-type="string">
            <text:p>Campo de Belchite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87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Bombard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88]/[.$B$108]" office:value-type="percentage" office:value="0.00254452926208651" calcext:value-type="percentage">
            <text:p>0,25 %</text:p>
          </table:table-cell>
          <table:table-cell table:style-name="ce44" office:value-type="float" office:value="61" calcext:value-type="float">
            <text:p>61</text:p>
          </table:table-cell>
          <table:table-cell/>
          <table:table-cell table:style-name="ce76" office:value-type="string" calcext:value-type="string">
            <text:p>Campo de Daroca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88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mpo de Belchit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89]/[.$B$108]" office:value-type="percentage" office:value="0.00254452926208651" calcext:value-type="percentage">
            <text:p>0,25 %</text:p>
          </table:table-cell>
          <table:table-cell table:style-name="ce44" office:value-type="float" office:value="62" calcext:value-type="float">
            <text:p>62</text:p>
          </table:table-cell>
          <table:table-cell/>
          <table:table-cell table:style-name="ce76" office:value-type="string" calcext:value-type="string">
            <text:p>Maestrazgo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89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ntaviej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0]/[.$B$108]" office:value-type="percentage" office:value="0.00254452926208651" calcext:value-type="percentage">
            <text:p>0,25 %</text:p>
          </table:table-cell>
          <table:table-cell table:style-name="ce44" office:value-type="float" office:value="63" calcext:value-type="float">
            <text:p>63</text:p>
          </table:table-cell>
          <table:table-cell/>
          <table:table-cell table:style-name="ce76" office:value-type="string" calcext:value-type="string">
            <text:p>Sierra de Albarracín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90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8" office:value-type="float" office:value="1" calcext:value-type="float">
            <text:p>1</text:p>
          </table:table-cell>
          <table:table-cell table:style-name="ce38" table:formula="of:=[.B91]/[.$B$108]" office:value-type="percentage" office:value="0.00254452926208651" calcext:value-type="percentage">
            <text:p>0,25 %</text:p>
          </table:table-cell>
          <table:table-cell table:style-name="ce44" office:value-type="float" office:value="64" calcext:value-type="float">
            <text:p>64</text:p>
          </table:table-cell>
          <table:table-cell/>
          <table:table-cell table:style-name="ce76" office:value-type="string" calcext:value-type="string">
            <text:p>Sobrarbe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91]/[.$G$93]" office:value-type="percentage" office:value="0.00254452926208651" calcext:value-type="percentage">
            <text:p>0,25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edrilla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2]/[.$B$108]" office:value-type="percentage" office:value="0.00254452926208651" calcext:value-type="percentage">
            <text:p>0,25 %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table:style-name="ce77" office:value-type="string" calcext:value-type="string">
            <text:p>No identificado</text:p>
          </table:table-cell>
          <table:table-cell table:style-name="ce100" office:value-type="float" office:value="14" calcext:value-type="float">
            <text:p>14</text:p>
          </table:table-cell>
          <table:table-cell table:style-name="ce123" table:formula="of:=[.G92]/[.$G$93]" office:value-type="percentage" office:value="0.0356234096692112" calcext:value-type="percentage">
            <text:p>3,56 %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Daroc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3]/[.$B$108]" office:value-type="percentage" office:value="0.00254452926208651" calcext:value-type="percentage">
            <text:p>0,25 %</text:p>
          </table:table-cell>
          <table:table-cell table:style-name="ce44" office:value-type="float" office:value="66" calcext:value-type="float">
            <text:p>66</text:p>
          </table:table-cell>
          <table:table-cell/>
          <table:table-cell table:style-name="ce64"/>
          <table:table-cell table:style-name="ce90" table:formula="of:=SUM([.G62:.G92])" office:value-type="float" office:value="393" calcext:value-type="float">
            <text:p>393</text:p>
          </table:table-cell>
          <table:table-cell table:style-name="ce124"/>
          <table:table-cell table:number-columns-repeated="3"/>
        </table:table-row>
        <table:table-row table:style-name="ro2">
          <table:table-cell table:style-name="ce18" office:value-type="string" calcext:value-type="string">
            <text:p>Ejea de los Caballero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4]/[.$B$108]" office:value-type="percentage" office:value="0.00254452926208651" calcext:value-type="percentage">
            <text:p>0,25 %</text:p>
          </table:table-cell>
          <table:table-cell table:style-name="ce44" office:value-type="float" office:value="67" calcext:value-type="float">
            <text:p>67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Épil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5]/[.$B$108]" office:value-type="percentage" office:value="0.00254452926208651" calcext:value-type="percentage">
            <text:p>0,25 %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Fuentes de Ebr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6]/[.$B$108]" office:value-type="percentage" office:value="0.00254452926208651" calcext:value-type="percentage">
            <text:p>0,25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8" office:value-type="float" office:value="1" calcext:value-type="float">
            <text:p>1</text:p>
          </table:table-cell>
          <table:table-cell table:style-name="ce38" table:formula="of:=[.B97]/[.$B$108]" office:value-type="percentage" office:value="0.00254452926208651" calcext:value-type="percentage">
            <text:p>0,25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Híjar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8]/[.$B$108]" office:value-type="percentage" office:value="0.00254452926208651" calcext:value-type="percentage">
            <text:p>0,25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Huesca Capital Nº 1 (Perpetuo Socorro)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99]/[.$B$108]" office:value-type="percentage" office:value="0.00254452926208651" calcext:value-type="percentage">
            <text:p>0,25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Huesca Capital Nº 3 (Pirineos)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0]/[.$B$108]" office:value-type="percentage" office:value="0.00254452926208651" calcext:value-type="percentage">
            <text:p>0,25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Huesca Rural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1]/[.$B$108]" office:value-type="percentage" office:value="0.00254452926208651" calcext:value-type="percentage">
            <text:p>0,25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Illuec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2]/[.$B$108]" office:value-type="percentage" office:value="0.00254452926208651" calcext:value-type="percentage">
            <text:p>0,25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Miralbueno-Garrapinillo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3]/[.$B$108]" office:value-type="percentage" office:value="0.00254452926208651" calcext:value-type="percentage">
            <text:p>0,25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Morata de Jalón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4]/[.$B$108]" office:value-type="percentage" office:value="0.00254452926208651" calcext:value-type="percentage">
            <text:p>0,25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Oliver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5]/[.$B$108]" office:value-type="percentage" office:value="0.00254452926208651" calcext:value-type="percentage">
            <text:p>0,25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Sagasta-Ruiseñore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6]/[.$B$108]" office:value-type="percentage" office:value="0.00254452926208651" calcext:value-type="percentage">
            <text:p>0,25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7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9" office:value-type="float" office:value="18" calcext:value-type="float">
            <text:p>18</text:p>
          </table:table-cell>
          <table:table-cell table:style-name="ce38" table:formula="of:=[.B107]/[.$B$108]" office:value-type="percentage" office:value="0.0458015267175573" calcext:value-type="percentage">
            <text:p>4,58 %</text:p>
          </table:table-cell>
          <table:table-cell table:style-name="ce44"/>
          <table:table-cell table:number-columns-repeated="7"/>
        </table:table-row>
        <table:table-row table:style-name="ro5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07])" office:value-type="float" office:value="393" calcext:value-type="float">
            <text:p>393</text:p>
          </table:table-cell>
          <table:table-cell table:number-columns-repeated="9"/>
        </table:table-row>
        <table:table-row table:style-name="ro3" table:number-rows-repeated="1048467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1108'.$A$1" table:cell-range-address="$'20201108'.$F$43:.$H$56"/>
        </table:named-expressions>
      </table:table>
      <table:named-expressions/>
      <table:database-ranges>
        <table:database-range table:name="__Anonymous_Sheet_DB__0" table:target-range-address="'20201108'.F43:'20201108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8" style:display-name="PageStyle_202011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9T18:33:12.979023780</dc:date>
    <meta:generator>LibreOffice/6.0.7.3$Linux_X86_64 LibreOffice_project/00m0$Build-3</meta:generator>
    <meta:editing-duration>PT3M46S</meta:editing-duration>
    <meta:editing-cycles>1</meta:editing-cycles>
    <meta:document-statistic meta:table-count="1" meta:cell-count="601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